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4.393cm" table:align="left"/>
    </style:style>
    <style:style style:name="Tableau1.A" style:family="table-column">
      <style:table-column-properties style:column-width="10.398cm"/>
    </style:style>
    <style:style style:name="Tableau1.B" style:family="table-column">
      <style:table-column-properties style:column-width="3.995cm"/>
    </style:style>
    <style:style style:name="Tableau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au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au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au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au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1.B10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List_20_Paragraph" style:list-style-name="WWNum28">
      <style:paragraph-properties fo:text-align="justify" style:justify-single-word="false"/>
      <style:text-properties officeooo:paragraph-rsid="00015598"/>
    </style:style>
    <style:style style:name="P2" style:family="paragraph" style:parent-style-name="List_20_Paragraph" style:list-style-name="WWNum32">
      <style:paragraph-properties fo:text-align="justify" style:justify-single-word="false"/>
      <style:text-properties officeooo:paragraph-rsid="0002dd02"/>
    </style:style>
    <style:style style:name="P3" style:family="paragraph" style:parent-style-name="List_20_Paragraph" style:list-style-name="L3">
      <style:paragraph-properties fo:text-align="justify" style:justify-single-word="false"/>
      <style:text-properties officeooo:paragraph-rsid="0002dd02"/>
    </style:style>
    <style:style style:name="P4" style:family="paragraph" style:parent-style-name="List_20_Paragraph" style:list-style-name="L4">
      <style:paragraph-properties fo:text-align="justify" style:justify-single-word="false"/>
      <style:text-properties officeooo:paragraph-rsid="00015598"/>
    </style:style>
    <style:style style:name="P5" style:family="paragraph" style:parent-style-name="List_20_Paragraph" style:list-style-name="L3">
      <style:paragraph-properties fo:text-align="justify" style:justify-single-word="false"/>
      <style:text-properties officeooo:rsid="0002dd02" officeooo:paragraph-rsid="0002dd02"/>
    </style:style>
    <style:style style:name="P6" style:family="paragraph" style:parent-style-name="List_20_Paragraph" style:list-style-name="L3">
      <style:paragraph-properties fo:text-align="justify" style:justify-single-word="false"/>
      <style:text-properties fo:font-style="normal" officeooo:rsid="0002dd02" officeooo:paragraph-rsid="0002dd02" style:font-style-asian="normal" style:font-style-complex="normal"/>
    </style:style>
    <style:style style:name="P7" style:family="paragraph" style:parent-style-name="List_20_Paragraph" style:list-style-name="WWNum27">
      <style:paragraph-properties fo:margin-left="0cm" fo:margin-right="0cm" fo:text-align="justify" style:justify-single-word="false" fo:text-indent="0cm" style:auto-text-indent="false"/>
      <style:text-properties officeooo:paragraph-rsid="00015598"/>
    </style:style>
    <style:style style:name="P8" style:family="paragraph" style:parent-style-name="List_20_Paragraph" style:list-style-name="WWNum32">
      <style:paragraph-properties fo:margin-left="0cm" fo:margin-right="0cm" fo:text-align="justify" style:justify-single-word="false" fo:text-indent="0cm" style:auto-text-indent="false"/>
      <style:text-properties officeooo:paragraph-rsid="0002dd02"/>
    </style:style>
    <style:style style:name="P9" style:family="paragraph" style:parent-style-name="List_20_Paragraph" style:list-style-name="WWNum27">
      <style:paragraph-properties fo:margin-left="0cm" fo:margin-right="0cm" fo:text-align="justify" style:justify-single-word="false" fo:text-indent="0cm" style:auto-text-indent="false"/>
      <style:text-properties fo:font-weight="normal" officeooo:rsid="0002dd02" officeooo:paragraph-rsid="0002dd02" style:font-weight-asian="normal" style:font-weight-complex="normal"/>
    </style:style>
    <style:style style:name="P10" style:family="paragraph" style:parent-style-name="Standard">
      <style:text-properties officeooo:rsid="0000807c" officeooo:paragraph-rsid="0000807c"/>
    </style:style>
    <style:style style:name="P11" style:family="paragraph" style:parent-style-name="Standard" style:list-style-name="L2">
      <style:text-properties officeooo:rsid="0000807c" officeooo:paragraph-rsid="0000807c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0807c" officeooo:paragraph-rsid="0000807c" style:font-weight-asian="bold" style:font-weight-complex="bold"/>
    </style:style>
    <style:style style:name="P13" style:family="paragraph" style:parent-style-name="Standard" style:list-style-name="L2">
      <style:text-properties fo:font-weight="bold" officeooo:rsid="0000807c" officeooo:paragraph-rsid="0000807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15598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0807c" officeooo:paragraph-rsid="0000807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00807c" officeooo:paragraph-rsid="0000807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015598"/>
    </style:style>
    <style:style style:name="P18" style:family="paragraph" style:parent-style-name="Standard">
      <style:paragraph-properties fo:text-align="justify" style:justify-single-word="false"/>
      <style:text-properties officeooo:paragraph-rsid="0002dd02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015598" officeooo:paragraph-rsid="00015598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paragraph-rsid="00015598"/>
    </style:style>
    <style:style style:name="P21" style:family="paragraph" style:parent-style-name="Standard">
      <style:paragraph-properties fo:text-align="justify" style:justify-single-word="false"/>
      <style:text-properties officeooo:rsid="0002dd02" officeooo:paragraph-rsid="0002dd02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0807c" officeooo:paragraph-rsid="0000807c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fo:font-weight="bold" officeooo:rsid="00072583" officeooo:paragraph-rsid="00072583" style:font-weight-asian="bold" style:font-weight-complex="bold"/>
    </style:style>
    <style:style style:name="P24" style:family="paragraph" style:parent-style-name="Table_20_Heading">
      <style:text-properties officeooo:rsid="00072583" officeooo:paragraph-rsid="00072583"/>
    </style:style>
    <style:style style:name="P25" style:family="paragraph" style:parent-style-name="Table_20_Heading">
      <style:text-properties fo:font-weight="normal" style:font-weight-asian="normal" style:font-weight-complex="normal"/>
    </style:style>
    <style:style style:name="P26" style:family="paragraph" style:parent-style-name="Text_20_body">
      <style:text-properties officeooo:rsid="0000807c" officeooo:paragraph-rsid="0000807c"/>
    </style:style>
    <style:style style:name="P27" style:family="paragraph" style:parent-style-name="Text_20_body" style:list-style-name="L2">
      <style:text-properties officeooo:rsid="0000807c" officeooo:paragraph-rsid="0000807c"/>
    </style:style>
    <style:style style:name="P28" style:family="paragraph" style:parent-style-name="Text_20_body">
      <style:text-properties officeooo:rsid="0004b15a" officeooo:paragraph-rsid="0004b15a"/>
    </style:style>
    <style:style style:name="P29" style:family="paragraph" style:parent-style-name="Text_20_body">
      <style:text-properties officeooo:rsid="00072583" officeooo:paragraph-rsid="00072583"/>
    </style:style>
    <style:style style:name="P30" style:family="paragraph" style:parent-style-name="Text_20_body" style:list-style-name="L5">
      <style:text-properties officeooo:rsid="00072583" officeooo:paragraph-rsid="00072583"/>
    </style:style>
    <style:style style:name="P31" style:family="paragraph" style:parent-style-name="Text_20_body" style:list-style-name="L5">
      <style:text-properties officeooo:paragraph-rsid="00072583"/>
    </style:style>
    <style:style style:name="P32" style:family="paragraph" style:parent-style-name="Text_20_body">
      <style:text-properties officeooo:rsid="000812ff" officeooo:paragraph-rsid="000812ff"/>
    </style:style>
    <style:style style:name="P33" style:family="paragraph" style:parent-style-name="Text_20_body" style:list-style-name="L5">
      <style:text-properties officeooo:rsid="000812ff" officeooo:paragraph-rsid="000812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15598" style:font-weight-asian="bold" style:font-weight-complex="bold"/>
    </style:style>
    <style:style style:name="T4" style:family="text">
      <style:text-properties fo:font-weight="bold" officeooo:rsid="0002dd02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1559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2dd02" style:font-style-asian="italic" style:font-weight-asian="normal" style:font-style-complex="italic" style:font-weight-complex="normal"/>
    </style:style>
    <style:style style:name="T9" style:family="text">
      <style:text-properties officeooo:rsid="00015598"/>
    </style:style>
    <style:style style:name="T10" style:family="text">
      <style:text-properties officeooo:rsid="0002dd0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normal" officeooo:rsid="0002dd02" style:font-style-asian="normal" style:font-weight-asian="normal" style:font-style-complex="normal" style:font-weight-complex="normal"/>
    </style:style>
    <style:style style:name="T13" style:family="text">
      <style:text-properties officeooo:rsid="00052d5e"/>
    </style:style>
    <style:style style:name="T14" style:family="text">
      <style:text-properties officeooo:rsid="0007258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arcours Data Scientist</text:p>
      <text:p text:style-name="P15"/>
      <text:p text:style-name="P15"/>
      <text:p text:style-name="P16">Projet 07 - Implémentez un modèle de scoring</text:p>
      <text:p text:style-name="P15"/>
      <text:p text:style-name="P15"/>
      <text:p text:style-name="P16">Etudiant : Romain Dufief</text:p>
      <text:p text:style-name="P12"/>
      <text:p text:style-name="P12"/>
      <text:p text:style-name="P22">Note méthodologique</text:p>
      <text:p text:style-name="P10"/>
      <text:p text:style-name="P10"/>
      <text:list xml:id="list2130176414" text:style-name="L2">
        <text:list-header>
          <text:p text:style-name="P11"/>
        </text:list-header>
        <text:list-item>
          <text:p text:style-name="P13">Méthodologie d’entraînement du modèle</text:p>
        </text:list-item>
      </text:list>
      <text:p text:style-name="P10"/>
      <text:list xml:id="list1735564696" text:style-name="WWNum28">
        <text:list-item>
          <text:p text:style-name="P1"><text:span text:style-name="T9">Datasets</text:span> utilisés : application_train.csv</text:p>
        </text:list-item>
        <text:list-item>
          <text:p text:style-name="P1">Nombre de variables numériques : 5<text:span text:style-name="T9">1</text:span></text:p>
        </text:list-item>
        <text:list-item>
          <text:p text:style-name="P1">Nombre de variables catégorielles : <text:span text:style-name="T9">9</text:span></text:p>
        </text:list-item>
        <text:list-item>
          <text:p text:style-name="P1">Nombre de lignes : <text:span text:style-name="T9">307 511</text:span></text:p>
        </text:list-item>
      </text:list>
      <text:p text:style-name="P17"/>
      <text:p text:style-name="P17"><text:span text:style-name="T1">Paramétrage des variables :</text:span></text:p>
      <text:p text:style-name="P17"><text:span text:style-name="T1"/></text:p>
      <text:p text:style-name="P19">Au préalable, avant entraînement du modèle :</text:p>
      <text:list xml:id="list3961830840" text:style-name="L4">
        <text:list-item>
          <text:p text:style-name="P4">Encodage des variables catégorielles : <text:span text:style-name="T3">LabelEncoder</text:span><text:span text:style-name="T9"> (si le nombre de catégories est &lt;=2), </text:span><text:span text:style-name="T3">OneHotEncoder</text:span><text:span text:style-name="T9"> pour les autres. </text:span><text:span text:style-name="T6">-- (sklearn.preprocessing)</text:span></text:p>
        </text:list-item>
      </text:list>
      <text:list xml:id="list1879275895" text:style-name="WWNum27">
        <text:list-header>
          <text:p text:style-name="P7"><text:span text:style-name="T2"/></text:p>
          <text:p text:style-name="P9">Puis dans le cadre d’un modèle en pipeline :</text:p>
        </text:list-header>
      </text:list>
      <text:list xml:id="list288035860" text:style-name="L3">
        <text:list-item>
          <text:p text:style-name="P5">Imputation par la médiane : SimpleImputer(strategy=’median’) -- <text:span text:style-name="T5">(sklearn.impute)</text:span></text:p>
        </text:list-item>
        <text:list-item>
          <text:p text:style-name="P3"><text:span text:style-name="T10">Standardisation des variables numériques : StandardScaler</text:span><text:span text:style-name="T4"> </text:span><text:span text:style-name="T8">--</text:span><text:span text:style-name="T4"> </text:span><text:span text:style-name="T8">(sklearn.preprocessing)</text:span></text:p>
        </text:list-item>
        <text:list-item>
          <text:p text:style-name="P6"><text:span text:style-name="T11">Stabilité des paramètres : GridSearchCV </text:span><text:span text:style-name="T7">-- (sklearn.model_selection)</text:span></text:p>
        </text:list-item>
      </text:list>
      <text:p text:style-name="P14"/>
      <text:p text:style-name="P17"><text:span text:style-name="T1">Entraînement du modèle :</text:span></text:p>
      <text:p text:style-name="P17"><text:span text:style-name="T1"/></text:p>
      <text:p text:style-name="P21">Modèles testés : </text:p>
      <text:list xml:id="list611041741" text:style-name="WWNum32">
        <text:list-item>
          <text:p text:style-name="P2">RandomForestClassifier<text:span text:style-name="T12"> </text:span><text:span text:style-name="T8">-- (sklearn.ensemble)</text:span></text:p>
        </text:list-item>
        <text:list-item>
          <text:p text:style-name="P2">LogisticRegression<text:span text:style-name="T12"> </text:span><text:span text:style-name="T8">-- (sklearn.linear_model)</text:span></text:p>
        </text:list-item>
        <text:list-item>
          <text:p text:style-name="P2"><text:span text:style-name="T10">LinearSVC</text:span><text:span text:style-name="T12"> </text:span><text:span text:style-name="T8">-- (sklearn.svm)</text:span></text:p>
        </text:list-item>
        <text:list-item>
          <text:p text:style-name="P2">LGBMClassifier<text:span text:style-name="T12"> </text:span><text:span text:style-name="T8">-- (lightgbm.lgb)</text:span></text:p>
          <text:p text:style-name="P8"><text:span text:style-name="T8"/></text:p>
        </text:list-item>
      </text:list>
      <text:p text:style-name="P20"><text:span text:style-name="T10">Modèle choisi</text:span> :</text:p>
      <text:p text:style-name="P20"/>
      <text:p text:style-name="P18">LGBMClassifier(n_estimators=100,</text:p>
      <text:p text:style-name="P18"><text:tab/><text:tab/>objective = 'binary',</text:p>
      <text:p text:style-name="P18"><text:tab/><text:tab/>class_weight = 'balanced', </text:p>
      <text:p text:style-name="P18"><text:tab/><text:tab/>learning_rate = 0.05,</text:p>
      <text:p text:style-name="P18"><text:tab/><text:tab/>reg_alpha = 0.1,</text:p>
      <text:p text:style-name="P18"><text:tab/><text:tab/>reg_lambda = 0.01, </text:p>
      <text:p text:style-name="P18"><text:span text:style-name="T10"><text:tab/><text:tab/>s</text:span>ubsample = 0.8, </text:p>
      <text:p text:style-name="P18"><text:tab/><text:tab/>n_jobs = -1, </text:p>
      <text:p text:style-name="P18"><text:tab/><text:tab/>random_state = 50)</text:p>
      <text:p text:style-name="P18"/>
      <text:list xml:id="list11505398976154" text:continue-list="list2130176414" text:style-name="L2">
        <text:list-item>
          <text:p text:style-name="P13"><text:soft-page-break/>Détails de la modélisation</text:p>
          <text:list>
            <text:list-header>
              <text:p text:style-name="P11"/>
            </text:list-header>
            <text:list-item>
              <text:p text:style-name="P27">Fonction Coût</text:p>
            </text:list-item>
          </text:list>
        </text:list-item>
      </text:list>
      <text:p text:style-name="P28">‘binary’ : classification à 2 classes, paramètre par défaut (minimisation de l’entropie croisée par échantillonnage).</text:p>
      <text:list xml:id="list11504364607335" text:continue-numbering="true" text:style-name="L2">
        <text:list-item>
          <text:list>
            <text:list-item>
              <text:p text:style-name="P27">Algorithme d’optimisation</text:p>
            </text:list-item>
          </text:list>
        </text:list-item>
      </text:list>
      <text:p text:style-name="P28">Des paramètres proches du défaut ont été utilisés ici. Nous avons fait varier les paramètres de régularisation, sans effet manifeste, nous avons donc fini par conserver ceux initialement proposés.</text:p>
      <text:p text:style-name="P28">Nous avons considéré que l’objectif principal de ce projet n’était pas de proposer un modèle de classification hyper-performant, mais plutôt de creuser l’aspect ‘mise en production’ et visualisation du modèle. En conséquence nous avons fait le choix d’utiliser un modèle peu optimisé pour avancer.</text:p>
      <text:list xml:id="list11505730102781" text:continue-numbering="true" text:style-name="L2">
        <text:list-item>
          <text:list>
            <text:list-item>
              <text:p text:style-name="P27">Métrique d’évaluation</text:p>
            </text:list-item>
          </text:list>
        </text:list-item>
      </text:list>
      <text:p text:style-name="P28">Plusieurs métriques ont été utilisées : ROC-AUC, Recall, Accuracy, Precision.</text:p>
      <text:p text:style-name="P28">Si la GridSearchCV utilisait ROC-AUC comme méthode de scoring, toutes ces métriques ont été utilisées pour l’observation des performances de nos différents tests de modèle.</text:p>
      <text:p text:style-name="P28"/>
      <text:p text:style-name="P28">Par ailleurs une métrique ‘custom’ a été créée pour ce modèle. En effet, l’objectif métier étant la minimisation du risque de défaut, nous avons considéré qu’il était préférable de minimiser le nombre de faux négatifs, quitte à avoir un modèle imprécis (cf notebook). <text:span text:style-name="T13">Nous avons donc attribué 10 points à chaque faux négatif, 1 point à chaque faux positif, et 0 aux classifications correctes.</text:span></text:p>
      <text:p text:style-name="P28"/>
      <text:p text:style-name="P28">def custom_asymmetric_eval(y_true, y_pred):</text:p>
      <text:p text:style-name="P28"><text:s text:c="4"/>residual = (y_true - y_pred).astype("float")</text:p>
      <text:p text:style-name="P28"><text:s text:c="4"/>loss = np.where(residual == 1, 10,(np.where(residual == -1, 1, 0)))</text:p>
      <text:p text:style-name="P28"><text:s text:c="4"/>return np.mean(loss)</text:p>
      <text:p text:style-name="P28"/>
      <text:p text:style-name="P28">En conséquence notre métrique personnalisée nous a conduit à abaisser le seuil de classification à 0.45, après observation de la variation des différents éléments en fonction du seuil.</text:p>
      <text:p text:style-name="P28"/>
      <text:list xml:id="list11505553089104" text:continue-numbering="true" text:style-name="L2">
        <text:list-item>
          <text:p text:style-name="P27">Interprétabilité du modèle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94288822243808">
          <table:table-cell table:style-name="Tableau1.A1" office:value-type="string">
            <text:p text:style-name="P24">Feature du modèle</text:p>
          </table:table-cell>
          <table:table-cell table:style-name="Tableau1.B1" office:value-type="string">
            <text:p text:style-name="P23">Importance</text:p>
          </table:table-cell>
        </table:table-row>
        <table:table-row table:style-name="TableLine94288822243808">
          <table:table-cell table:style-name="Tableau1.A2" office:value-type="string">
            <text:p text:style-name="P25">EXT_SOURCE_3</text:p>
          </table:table-cell>
          <table:table-cell table:style-name="Tableau1.B2" office:value-type="string">
            <text:p text:style-name="Table_20_Contents">2405</text:p>
          </table:table-cell>
        </table:table-row>
        <table:table-row table:style-name="TableLine94288822243808">
          <table:table-cell table:style-name="Tableau1.A2" office:value-type="string">
            <text:p text:style-name="P25">AMT_CREDIT</text:p>
          </table:table-cell>
          <table:table-cell table:style-name="Tableau1.B2" office:value-type="string">
            <text:p text:style-name="Table_20_Contents">2376</text:p>
          </table:table-cell>
        </table:table-row>
        <table:table-row table:style-name="TableLine94288822243808">
          <table:table-cell table:style-name="Tableau1.A2" office:value-type="string">
            <text:p text:style-name="P25">EXT_SOURCE_2</text:p>
          </table:table-cell>
          <table:table-cell table:style-name="Tableau1.B2" office:value-type="string">
            <text:p text:style-name="Table_20_Contents">2279</text:p>
          </table:table-cell>
        </table:table-row>
        <table:table-row table:style-name="TableLine94288822243808">
          <table:table-cell table:style-name="Tableau1.A2" office:value-type="string">
            <text:p text:style-name="P25">DAYS_BIRTH</text:p>
          </table:table-cell>
          <table:table-cell table:style-name="Tableau1.B2" office:value-type="string">
            <text:p text:style-name="Table_20_Contents">2275</text:p>
          </table:table-cell>
        </table:table-row>
        <table:table-row table:style-name="TableLine94288822243808">
          <table:table-cell table:style-name="Tableau1.A2" office:value-type="string">
            <text:p text:style-name="P25">DAYS_ID_PUBLISH</text:p>
          </table:table-cell>
          <table:table-cell table:style-name="Tableau1.B2" office:value-type="string">
            <text:p text:style-name="Table_20_Contents">1965</text:p>
          </table:table-cell>
        </table:table-row>
        <text:soft-page-break/>
        <table:table-row table:style-name="TableLine94288822243808">
          <table:table-cell table:style-name="Tableau1.A2" office:value-type="string">
            <text:p text:style-name="P25">DAYS_REGISTRATION</text:p>
          </table:table-cell>
          <table:table-cell table:style-name="Tableau1.B2" office:value-type="string">
            <text:p text:style-name="Table_20_Contents">1955</text:p>
          </table:table-cell>
        </table:table-row>
        <table:table-row table:style-name="TableLine94288822243808">
          <table:table-cell table:style-name="Tableau1.A2" office:value-type="string">
            <text:p text:style-name="P25">DAYS_LAST_PHONE_CHANGE</text:p>
          </table:table-cell>
          <table:table-cell table:style-name="Tableau1.B2" office:value-type="string">
            <text:p text:style-name="Table_20_Contents">1953</text:p>
          </table:table-cell>
        </table:table-row>
        <table:table-row table:style-name="TableLine94288822243808">
          <table:table-cell table:style-name="Tableau1.A2" office:value-type="string">
            <text:p text:style-name="P25">AMT_INCOME_TOTAL</text:p>
          </table:table-cell>
          <table:table-cell table:style-name="Tableau1.B2" office:value-type="string">
            <text:p text:style-name="Table_20_Contents">1263</text:p>
          </table:table-cell>
        </table:table-row>
        <table:table-row table:style-name="TableLine94288822243808">
          <table:table-cell table:style-name="Tableau1.A10" office:value-type="string">
            <text:p text:style-name="P25">LANDAREA_AVG</text:p>
          </table:table-cell>
          <table:table-cell table:style-name="Tableau1.B10" office:value-type="string">
            <text:p text:style-name="Table_20_Contents">1048</text:p>
          </table:table-cell>
        </table:table-row>
      </table:table>
      <text:p text:style-name="P26"/>
      <text:p text:style-name="P29">Le modèle repose donc fortement sur le scoring déjà utilisé par l’organisme de crédit, et retenu dans les variables EXT_SOURCE. Par ailleurs on remarque que l’âge du client et le montant du crédit sont très importants dans le fonctionnement du modèle.</text:p>
      <text:p text:style-name="P29"/>
      <text:list xml:id="list11504550880277" text:continue-numbering="true" text:style-name="L2">
        <text:list-item>
          <text:p text:style-name="P27">Limites &amp; améliorations possibles </text:p>
        </text:list-item>
      </text:list>
      <text:p text:style-name="P26"/>
      <text:p text:style-name="P32">Les limites à ce modèle est le choix nécessaire d’un risque au détriment d’un autre. Le modèle n’a, en conséquence, qu’une précision plutôt faible.</text:p>
      <text:p text:style-name="P29">Plusieurs pistes d’améliorations ont été identifiées :</text:p>
      <text:list xml:id="list3543460151" text:style-name="L5">
        <text:list-item>
          <text:p text:style-name="P30">Feature Engineering complémentaire, avec plusieurs pistes :</text:p>
          <text:list>
            <text:list-item>
              <text:p text:style-name="P30">utilisation des datasets de complément proposés dans le jeu de données initial</text:p>
            </text:list-item>
            <text:list-item>
              <text:p text:style-name="P30">création de variables supplémentaires</text:p>
            </text:list-item>
            <text:list-item>
              <text:p text:style-name="P31"><text:span text:style-name="T14">optimisation des existantes (suppression, réduction de dimension, augmentation à l’aide des méthodes poiynomiales par exemple)</text:span></text:p>
            </text:list-item>
          </text:list>
        </text:list-item>
        <text:list-item>
          <text:p text:style-name="P33">Ajout de compléments de comparaison sur le dashboard</text:p>
        </text:list-item>
        <text:list-item>
          <text:p text:style-name="P33">Construction d’une API qui héberge le modèle et score les clients en temps réel, sur la base d’informations fournies par le chargé de clientè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8" style:display-name="ListLabel 7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8">
      <text:list-level-style-bullet text:level="1" text:style-name="ListLabel_20_78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5:58:29.034566565</meta:creation-date>
    <dc:date>2021-07-30T01:15:04.106677239</dc:date>
    <meta:editing-duration>PT8M3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79" meta:word-count="594" meta:character-count="4118" meta:non-whitespace-character-count="3594"/>
  </office:meta>
</office:document-meta>
</file>